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159.14mm" svg:y="23.37mm">
            <loext:p draw:notify-on-update-of-ranges="Hoja1.B7:Hoja1.B7 Hoja1.B8:Hoja1.B57 Hoja1.C7:Hoja1.C7 Hoja1.C8:Hoja1.C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59.14mm" svg:y="127.23mm">
            <loext:p draw:notify-on-update-of-ranges="Hoja1.E7:Hoja1.E7 Hoja1.E8:Hoja1.E57 Hoja1.F7:Hoja1.F7 Hoja1.F8:Hoja1.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de ordenamiento Shell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18" calcext:value-type="float">
            <text:p>0,000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0032" calcext:value-type="float">
            <text:p>0,000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00035" calcext:value-type="float">
            <text:p>0,000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00048" calcext:value-type="float">
            <text:p>0,000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0045" calcext:value-type="float">
            <text:p>0,000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000055" calcext:value-type="float">
            <text:p>0,0000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000064" calcext:value-type="float">
            <text:p>0,000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000083" calcext:value-type="float">
            <text:p>0,0000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000114" calcext:value-type="float">
            <text:p>0,0000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111" calcext:value-type="float">
            <text:p>0,00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000014" calcext:value-type="float">
            <text:p>0,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000261" calcext:value-type="float">
            <text:p>0,0000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0000138" calcext:value-type="float">
            <text:p>0,0000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0000133" calcext:value-type="float">
            <text:p>0,0000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000016" calcext:value-type="float">
            <text:p>0,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0000203" calcext:value-type="float">
            <text:p>0,0000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0000183" calcext:value-type="float">
            <text:p>0,000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0000205" calcext:value-type="float">
            <text:p>0,0000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0000251" calcext:value-type="float">
            <text:p>0,000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00274" calcext:value-type="float">
            <text:p>0,0000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.0000235" calcext:value-type="float">
            <text:p>0,0000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0000238" calcext:value-type="float">
            <text:p>0,000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.0000278" calcext:value-type="float">
            <text:p>0,0000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0000338" calcext:value-type="float">
            <text:p>0,0000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0000302" calcext:value-type="float">
            <text:p>0,0000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.0000287" calcext:value-type="float">
            <text:p>0,000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.0000329" calcext:value-type="float">
            <text:p>0,000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.0000406" calcext:value-type="float">
            <text:p>0,0000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.0000354" calcext:value-type="float">
            <text:p>0,000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0000336" calcext:value-type="float">
            <text:p>0,0000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0.0000389" calcext:value-type="float">
            <text:p>0,0000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.0000531" calcext:value-type="float">
            <text:p>0,0000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.0000475" calcext:value-type="float">
            <text:p>0,0000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0000447" calcext:value-type="float">
            <text:p>0,000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.000051" calcext:value-type="float">
            <text:p>0,00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.0000606" calcext:value-type="float">
            <text:p>0,0000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.0000548" calcext:value-type="float">
            <text:p>0,000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.0000458" calcext:value-type="float">
            <text:p>0,0000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.0000547" calcext:value-type="float">
            <text:p>0,00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0000514" calcext:value-type="float">
            <text:p>0,0000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.0000506" calcext:value-type="float">
            <text:p>0,000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.0000488" calcext:value-type="float">
            <text:p>0,000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.0000565" calcext:value-type="float">
            <text:p>0,0000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.0000568" calcext:value-type="float">
            <text:p>0,000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0000557" calcext:value-type="float">
            <text:p>0,000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.0000572" calcext:value-type="float">
            <text:p>0,0000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.0000653" calcext:value-type="float">
            <text:p>0,0000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0000667" calcext:value-type="float">
            <text:p>0,0000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.0000649" calcext:value-type="float">
            <text:p>0,0000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00683" calcext:value-type="float">
            <text:p>0,00006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02:42.833949916</meta:creation-date>
    <dc:date>2018-08-28T22:01:06.814702962</dc:date>
    <meta:editing-duration>PT58M27S</meta:editing-duration>
    <meta:editing-cycles>2</meta:editing-cycles>
    <meta:generator>LibreOffice/5.1.6.2$Linux_X86_64 LibreOffice_project/10m0$Build-2</meta:generator>
    <meta:document-statistic meta:table-count="1" meta:cell-count="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4.098cm" svg:y="4.204cm" style:legend-expansion="high" chart:style-name="ch3"/>
        <chart:plot-area chart:style-name="ch4" table:cell-range-address="Hoja1.B7:Hoja1.C57" chart:data-source-has-labels="row" svg:x="1.33cm" svg:y="1.275cm" svg:width="12.449cm" svg:height="6.57cm">
          <chartooo:coordinate-region svg:x="1.766cm" svg:y="1.474cm" svg:width="11.548cm" svg:height="5.724cm"/>
          <chart:axis chart:dimension="x" chart:name="primary-x" chart:style-name="ch5">
            <chart:title svg:x="7.378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Hoja1.C8:Hoja1.C57" chart:label-cell-address="Hoja1.C7:Hoja1.C7" chart:class="chart:scatter">
            <chart:domain table:cell-range-address="Hoja1.B8:Hoja1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Hoja1.C7:Hoja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B8:Hoja1.B57</svg:desc>
                </draw:g>
              </table:table-cell>
              <table:table-cell office:value-type="float" office:value="NaN">
                <text:p>NaN</text:p>
                <draw:g>
                  <svg:desc>Hoja1.C8:Hoja1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3cm" svg:y="4.203cm" style:legend-expansion="high" chart:style-name="ch3"/>
        <chart:plot-area chart:style-name="ch4" table:cell-range-address="Hoja1.E7:Hoja1.F57" chart:data-source-has-labels="row" svg:x="1.33cm" svg:y="1.275cm" svg:width="11.974cm" svg:height="6.569cm">
          <chartooo:coordinate-region svg:x="2.798cm" svg:y="1.475cm" svg:width="10.226cm" svg:height="5.722cm"/>
          <chart:axis chart:dimension="x" chart:name="primary-x" chart:style-name="ch5">
            <chart:title svg:x="7.141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Hoja1.F8:Hoja1.F57" chart:label-cell-address="Hoja1.F7:Hoja1.F7" chart:class="chart:scatter">
            <chart:domain table:cell-range-address="Hoja1.E8:Hoja1.E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iempo</text:p>
                <draw:g>
                  <svg:desc>Hoja1.F7:Hoja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E8:Hoja1.E57</svg:desc>
                </draw:g>
              </table:table-cell>
              <table:table-cell office:value-type="float" office:value="0.0000018">
                <text:p>0.0000018</text:p>
                <draw:g>
                  <svg:desc>Hoja1.F8:Hoja1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48">
                <text:p>0.0000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55">
                <text:p>0.000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64">
                <text:p>0.0000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83">
                <text:p>0.000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114">
                <text:p>0.0000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111">
                <text:p>0.0000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261">
                <text:p>0.0000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138">
                <text:p>0.0000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133">
                <text:p>0.0000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0203">
                <text:p>0.0000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0183">
                <text:p>0.0000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0205">
                <text:p>0.0000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0251">
                <text:p>0.0000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0274">
                <text:p>0.0000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0235">
                <text:p>0.0000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0238">
                <text:p>0.0000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0278">
                <text:p>0.0000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0338">
                <text:p>0.0000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0302">
                <text:p>0.0000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0287">
                <text:p>0.0000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0329">
                <text:p>0.0000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0406">
                <text:p>0.0000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0354">
                <text:p>0.0000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0336">
                <text:p>0.000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0389">
                <text:p>0.0000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0531">
                <text:p>0.0000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0475">
                <text:p>0.0000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0447">
                <text:p>0.0000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0548">
                <text:p>0.0000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0458">
                <text:p>0.0000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0547">
                <text:p>0.0000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0514">
                <text:p>0.0000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0506">
                <text:p>0.0000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0488">
                <text:p>0.0000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0565">
                <text:p>0.0000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0568">
                <text:p>0.0000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0557">
                <text:p>0.0000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0572">
                <text:p>0.0000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0653">
                <text:p>0.0000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0667">
                <text:p>0.0000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0649">
                <text:p>0.0000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0683">
                <text:p>0.0000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